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MSL1020 Essay #2</text:p>
      <text:p text:style-name="Standard"/>
      <text:p text:style-name="Standard">Describe with an algebraic example, the working of a perceptron and backpropagation. Use a very small network, no more than one hidden lay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 Gray</meta:initial-creator>
    <meta:creation-date>2020-02-04T17:04:00.36</meta:creation-date>
    <meta:document-statistic meta:table-count="0" meta:image-count="0" meta:object-count="0" meta:page-count="1" meta:paragraph-count="2" meta:word-count="26" meta:character-count="158"/>
    <dc:date>2020-02-04T17:05:08.58</dc:date>
    <dc:creator>Pete Gray</dc:creator>
    <meta:editing-duration>PT1M8S</meta:editing-duration>
    <meta:editing-cycles>1</meta:editing-cycles>
    <meta:generator>OpenOffice/4.1.1$Win32 OpenOffice.org_project/411m6$Build-9775</meta:generator>
  </office:meta>
</office:document-meta>
</file>